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3000001957C14301C65F4598D.png" manifest:media-type="image/png"/>
  <manifest:file-entry manifest:full-path="Pictures/1000000000000520000001028D300EE1CBE5DA8D.png" manifest:media-type="image/png"/>
  <manifest:file-entry manifest:full-path="Pictures/100000000000054000000205D35D736F54381914.png" manifest:media-type="image/png"/>
  <manifest:file-entry manifest:full-path="Pictures/10000000000000C00000004647D33F5859BBB075.png" manifest:media-type="image/png"/>
  <manifest:file-entry manifest:full-path="Pictures/10000000000003F5000002183952DFC900D9A646.png" manifest:media-type="image/png"/>
  <manifest:file-entry manifest:full-path="Pictures/1000000000000474000000CA68875AABBBE129BE.png" manifest:media-type="image/png"/>
  <manifest:file-entry manifest:full-path="Pictures/10000000000004E9000000BCF1E5F039EE910368.png" manifest:media-type="image/png"/>
  <manifest:file-entry manifest:full-path="Pictures/10000000000004FB0000011B74D76390F9E20C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8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186cm" svg:height="1.89cm" svg:x="11.014cm" svg:y="5.4cm">
          <draw:image xlink:href="Pictures/10000000000000C00000004647D33F5859BBB075.png" xlink:type="simple" xlink:show="embed" xlink:actuate="onLoad">
            <text:p/>
          </draw:image>
        </draw:frame>
        <draw:frame draw:style-name="gr1" draw:text-style-name="P2" draw:layer="layout" svg:width="22.799cm" svg:height="4.038cm" svg:x="2.201cm" svg:y="7.962cm">
          <draw:image xlink:href="Pictures/1000000000000474000000CA68875AABBBE129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6.698cm" svg:height="1.834cm" svg:x="0.502cm" svg:y="0.8cm">
          <draw:text-box>
            <text:p text:style-name="P3">In the field of continuum mechanics, an eigenstrain is a kind of strain (deformation) produced without external forces (stress-free).<text:a xlink:href="https://en.wikipedia.org/wiki/Eigenstrain#cite_note-2" xlink:type="simple">[2]</text:a> Thermal expansion <text:a xlink:href="https://en.wikipedia.org/wiki/Eigenstrain#cite_note-3" xlink:type="simple">[3]</text:a> and phase changes are eigenstrains. An eigenstrain can produce a self-equilibrated stress field called "eigenstress". As an example, if a piece of metal is not uniformly heated, the inhomogeneity of the thermal expansion (the incompatibility of the eigenstrain) induces stresses in the metal, without external forces: the eigenstress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cm" svg:y="0.094cm" presentation:class="title" presentation:user-transformed="true">
          <draw:text-box>
            <text:p>eigenstrain</text:p>
          </draw:text-box>
        </draw:frame>
        <draw:frame presentation:style-name="pr2" draw:text-style-name="P1" draw:layer="layout" svg:width="25.199cm" svg:height="12.179cm" svg:x="1.4cm" svg:y="4.913cm" presentation:class="subtitle" presentation:user-transformed="true">
          <draw:text-box>
            <text:p><text:span text:style-name="T1"><text:s/></text:span><text:span text:style-name="T1">In the field of continuum mechanics, an eigenstrain is a kind of strain (deformation) produced without external forces (stress-free).[2] Thermal expansion [3] and phase changes are eigenstrains. An eigenstrain can produce a self-equilibrated stress field called "eigenstress". As an example, if a piece of metal is not uniformly heated, the inhomogeneity of the thermal expansion (the incompatibility of the eigenstrain) induces stresses in the metal, without external forces: the eigenstress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369cm" svg:height="14.481cm" svg:x="0.231cm" svg:y="2cm">
          <draw:image xlink:href="Pictures/10000000000003F5000002183952DFC900D9A6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4.334cm" svg:height="5.4cm" svg:x="1.8cm" svg:y="1.2cm">
          <draw:image xlink:href="Pictures/10000000000004FB0000011B74D76390F9E20CE3.png" xlink:type="simple" xlink:show="embed" xlink:actuate="onLoad">
            <text:p/>
          </draw:image>
        </draw:frame>
        <draw:frame draw:style-name="gr4" draw:text-style-name="P5" draw:layer="layout" svg:width="25.178cm" svg:height="9.684cm" svg:x="1.622cm" svg:y="8.8cm">
          <draw:image xlink:href="Pictures/100000000000054000000205D35D736F543819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6.661cm" svg:height="3.986cm" svg:x="0.339cm" svg:y="7.214cm">
          <draw:image xlink:href="Pictures/10000000000004E9000000BCF1E5F039EE910368.png" xlink:type="simple" xlink:show="embed" xlink:actuate="onLoad">
            <text:p/>
          </draw:image>
        </draw:frame>
        <draw:frame draw:style-name="gr4" draw:text-style-name="P5" draw:layer="layout" svg:width="26.558cm" svg:height="5.222cm" svg:x="0.442cm" svg:y="0.8cm">
          <draw:image xlink:href="Pictures/1000000000000520000001028D300EE1CBE5DA8D.png" xlink:type="simple" xlink:show="embed" xlink:actuate="onLoad">
            <text:p/>
          </draw:image>
        </draw:frame>
        <draw:frame draw:style-name="gr4" draw:text-style-name="P5" draw:layer="layout" svg:width="24.358cm" svg:height="7.501cm" svg:x="1.6cm" svg:y="12.4cm">
          <draw:image xlink:href="Pictures/1000000000000523000001957C14301C65F459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20:16:08.363815598</meta:creation-date>
    <meta:generator>LibreOffice/5.2.7.2$Linux_X86_64 LibreOffice_project/20m0$Build-2</meta:generator>
    <dc:date>2019-07-04T22:20:26.388513048</dc:date>
    <meta:editing-duration>PT54M58S</meta:editing-duration>
    <meta:editing-cycles>3</meta:editing-cycles>
    <meta:document-statistic meta:object-count="52"/>
  </office:meta>
</office:document-meta>
</file>